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OLLANTES MONTENEGRO, ANDRES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OLLANTES MONTENEGRO, ANDRE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4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9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9206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9T14:16:2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